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1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3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Колосков Николай Александро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Что</text:span><text:span text:style-name="T30"><text:s/></text:span><text:span text:style-name="T31">такое</text:span><text:span text:style-name="T32"><text:s/></text:span><text:span text:style-name="T33">переопределение</text:span><text:span text:style-name="T34"><text:s/></text:span><text:span text:style-name="T35">метода</text:span><text:span text:style-name="T36">?</text:span><text:span text:style-name="T37"/></text:p>
          </table:table-cell>
          <table:table-cell table:style-name="TableCell010201">
            <text:p text:style-name="P9"><text:span text:style-name="T38">Использование аннотации<text:s/></text:span><text:span text:style-name="T39">@Override<text:s/></text:span><text:span text:style-name="T40">для нового определения метода в дочернем классе.</text:span><text:span text:style-name="T41"/></text:p>
          </table:table-cell>
        </table:table-row>
        <table:table-row table:style-name="TableRow0103">
          <table:table-cell table:style-name="TableCell010300">
            <text:p text:style-name="P11"><text:span text:style-name="T42">Какие</text:span><text:span text:style-name="T43"><text:s/></text:span><text:span text:style-name="T44">бывают</text:span><text:span text:style-name="T45"><text:s/></text:span><text:span text:style-name="T46">виды</text:span><text:span text:style-name="T47"><text:s/></text:span><text:span text:style-name="T48">классов</text:span><text:span text:style-name="T49">?</text:span><text:span text:style-name="T50"/></text:p>
          </table:table-cell>
          <table:table-cell table:style-name="TableCell010301">
            <text:p text:style-name="P11"><text:span text:style-name="T51">Абстрактные - описывают поведение класса. Конкретные - описывают поведение и свойства.</text:span><text:span text:style-name="T52"/></text:p>
          </table:table-cell>
        </table:table-row>
        <table:table-row table:style-name="TableRow0104">
          <table:table-cell table:style-name="TableCell010400">
            <text:p text:style-name="P13"><text:span text:style-name="T53">Как</text:span><text:span text:style-name="T54"><text:s/></text:span><text:span text:style-name="T55">и</text:span><text:span text:style-name="T56"><text:s/></text:span><text:span text:style-name="T57">зачем</text:span><text:span text:style-name="T58"><text:s/></text:span><text:span text:style-name="T59">можно</text:span><text:span text:style-name="T60"><text:s/></text:span><text:span text:style-name="T61">использовать</text:span><text:span text:style-name="T62"><text:s/></text:span><text:span text:style-name="T63">модификатор</text:span><text:span text:style-name="T64"><text:s/>final?</text:span><text:span text:style-name="T65"/></text:p>
          </table:table-cell>
          <table:table-cell table:style-name="TableCell010401">
            <text:p text:style-name="P13"><text:span text:style-name="T65">final -<text:s/></text:span><text:span text:style-name="T66">это неизменяемая переменная или метод после инициализации. Требуется для сохранения значения переменной в единственном варианте в объекте или для запрета переопределения метода.</text:span><text:span text:style-name="T67"/></text:p>
          </table:table-cell>
        </table:table-row>
        <table:table-row table:style-name="TableRow0105">
          <table:table-cell table:style-name="TableCell010500">
            <text:p text:style-name="P15"><text:span text:style-name="T68">Какие</text:span><text:span text:style-name="T69"><text:s/></text:span><text:span text:style-name="T70">есть</text:span><text:span text:style-name="T71"><text:s/></text:span><text:span text:style-name="T72">варианты</text:span><text:span text:style-name="T73"><text:s/></text:span><text:span text:style-name="T74">использования</text:span><text:span text:style-name="T75"><text:s/></text:span><text:span text:style-name="T76">ключевого</text:span><text:span text:style-name="T77"><text:s/></text:span><text:span text:style-name="T78">слова</text:span><text:span text:style-name="T79"><text:s/>try?</text:span><text:span text:style-name="T80"/></text:p>
          </table:table-cell>
          <table:table-cell table:style-name="TableCell010501">
            <text:p text:style-name="P15"><text:span text:style-name="T80">try -<text:s text:c="2"/></text:span><text:span text:style-name="T81">ключевое слово для обработки исключений, если в блоке<text:s/></text:span><text:span text:style-name="T82">try<text:s/></text:span><text:span text:style-name="T83">возникает исключение - то его можно отловить в блоке<text:s/></text:span><text:span text:style-name="T84">catch (</text:span><text:span text:style-name="T85">исключения которые отлавливаем так же указывается), так же есть блок<text:s/></text:span><text:span text:style-name="T86">finally<text:s/></text:span><text:span text:style-name="T87">который выполнится в не зависимости от того было ли исключение или нет. Можно использовать<text:s/></text:span><text:span text:style-name="T88">try(resourses) - try<text:s/></text:span><text:span text:style-name="T89">с ресурсами - который позволяет более лаконично и правильно управлять возникшими исключениями и закрывать открытые потоки автоматически без блока<text:s/></text:span><text:span text:style-name="T90">finally.</text:span></text:p>
          </table:table-cell>
        </table:table-row>
        <table:table-row table:style-name="TableRow0106">
          <table:table-cell table:style-name="TableCell010600">
            <text:p text:style-name="P17"><text:span text:style-name="T91">Какие</text:span><text:span text:style-name="T92"><text:s/></text:span><text:span text:style-name="T93">есть</text:span><text:span text:style-name="T94"><text:s/></text:span><text:span text:style-name="T95">стандартные</text:span><text:span text:style-name="T96"><text:s/></text:span><text:span text:style-name="T97">реализации</text:span><text:span text:style-name="T98"><text:s/></text:span><text:span text:style-name="T99">интерфейса</text:span><text:span text:style-name="T100"><text:s/>List<text:s/></text:span><text:span text:style-name="T101">и</text:span><text:span text:style-name="T102"><text:s/></text:span><text:span text:style-name="T103">в</text:span><text:span text:style-name="T104"><text:s/></text:span><text:span text:style-name="T105">каких</text:span><text:span text:style-name="T106"><text:s/></text:span><text:span text:style-name="T107">ситуациях</text:span><text:span text:style-name="T108"><text:s/></text:span><text:span text:style-name="T109">их</text:span><text:span text:style-name="T110"><text:s/></text:span><text:span text:style-name="T111">нужно</text:span><text:span text:style-name="T112"><text:s/></text:span><text:span text:style-name="T113">использовать</text:span><text:span text:style-name="T114">?</text:span><text:span text:style-name="T115"/></text:p>
          </table:table-cell>
          <table:table-cell table:style-name="TableCell010601">
            <text:p text:style-name="P17"><text:span text:style-name="T115">ArrayList -<text:s/></text:span><text:span text:style-name="T116">динамический массив,<text:s/></text:span><text:span text:style-name="T117">LinkedList -<text:s/></text:span><text:span text:style-name="T118">связанный список - который использует узлы (Ноды) для хранения елементов.<text:s/></text:span><text:span text:style-name="T119">Stack -<text:s/></text:span><text:span text:style-name="T120">список с поведением "первый пришел - последний ушел</text:span><text:span text:style-name="T121">".<text:s/></text:span><text:span text:style-name="T122"/></text:p>
            <text:p text:style-name="P17"><text:span text:style-name="T122">Использование зависит исключительно от условий в которых данные списки будут использоваться и как часто. Отталкиваясь от ассимптоматической сложности операций можно выбрать подходящий массив для достижения максимальной производительности, в идеале О(1) или<text:s/></text:span><text:span text:style-name="T123">O(log n)</text:span></text:p>
          </table:table-cell>
        </table:table-row>
        <table:table-row table:style-name="TableRow0107">
          <table:table-cell table:style-name="TableCell010700">
            <text:p text:style-name="P19"><text:span text:style-name="T124">В</text:span><text:span text:style-name="T125"><text:s/></text:span><text:span text:style-name="T126">чём</text:span><text:span text:style-name="T127"><text:s/></text:span><text:span text:style-name="T128">основная</text:span><text:span text:style-name="T129"><text:s/></text:span><text:span text:style-name="T130">идея</text:span><text:span text:style-name="T131"><text:s/></text:span><text:span text:style-name="T132">стримов</text:span><text:span text:style-name="T133"><text:s/></text:span><text:span text:style-name="T134">из</text:span><text:span text:style-name="T135"><text:s/></text:span><text:span text:style-name="T136">пакета</text:span><text:span text:style-name="T137"><text:s/>java.util.stream?</text:span><text:span text:style-name="T138"/></text:p>
          </table:table-cell>
          <table:table-cell table:style-name="TableCell010701">
            <text:p text:style-name="P19"><text:span text:style-name="T139">помогает лучше итерироваться и совершать действия над массивами. Переход в функциональное программирование - описывающее действия или условия итераций и действий с елементами данных.</text:span><text:span text:style-name="T140"/></text:p>
          </table:table-cell>
        </table:table-row>
        <table:table-row table:style-name="TableRow0108">
          <table:table-cell table:style-name="TableCell010800" table:number-columns-spanned="2">
            <text:p text:style-name="P22"><text:span text:style-name="T141">Разное</text:span><text:span text:style-name="T142"/></text:p>
          </table:table-cell>
          <table:covered-table-cell/>
        </table:table-row>
        <table:table-row table:style-name="TableRow0109">
          <table:table-cell table:style-name="TableCell010900">
            <text:p text:style-name="P25"><text:span text:style-name="T143">Каким</text:span><text:span text:style-name="T144"><text:s/></text:span><text:span text:style-name="T145">критериям</text:span><text:span text:style-name="T146"><text:s/></text:span><text:span text:style-name="T147">должна</text:span><text:span text:style-name="T148"><text:s/></text:span><text:span text:style-name="T149">удовлетворять</text:span><text:span text:style-name="T150"><text:s/></text:span><text:span text:style-name="T151">«</text:span><text:span text:style-name="T152">хорошая</text:span><text:span text:style-name="T153">»<text:s/></text:span><text:span text:style-name="T154">хэш</text:span><text:span text:style-name="T155">-</text:span><text:span text:style-name="T156">функция</text:span><text:span text:style-name="T157">?</text:span><text:span text:style-name="T158"/></text:p>
          </table:table-cell>
          <table:table-cell table:style-name="TableCell010901">
            <text:p text:style-name="P25"><text:span text:style-name="T159">Однозначность - уникальный хеш-код<text:line-break/>Равномерность - равномерное распределение данных в хеш-таблицах<text:line-break/>При введеннии одинаковых значений должен быть одинаковый результат. <text:line-break/>отсутствие коллизий при создании хеша для разных объектов</text:span><text:span text:style-name="T160"/></text:p>
          </table:table-cell>
        </table:table-row>
        <table:table-row table:style-name="TableRow0110">
          <table:table-cell table:style-name="TableCell011000">
            <text:p text:style-name="P27"><text:span text:style-name="T161">В</text:span><text:span text:style-name="T162"><text:s/></text:span><text:span text:style-name="T163">чём</text:span><text:span text:style-name="T164"><text:s/></text:span><text:span text:style-name="T165">причина</text:span><text:span text:style-name="T166"><text:s/></text:span><text:span text:style-name="T167">популярности</text:span><text:span text:style-name="T168"><text:s/></text:span><text:span text:style-name="T169">и</text:span><text:span text:style-name="T170"><text:s/></text:span><text:span text:style-name="T171">широкого</text:span><text:span text:style-name="T172"><text:s/></text:span><text:span text:style-name="T173">распространения</text:span><text:span text:style-name="T174"><text:s/></text:span><text:span text:style-name="T175">кодировки</text:span><text:span text:style-name="T176"><text:s/>UTF-8?</text:span><text:span text:style-name="T177"/></text:p>
          </table:table-cell>
          <table:table-cell table:style-name="TableCell011001">
            <text:p text:style-name="P27"><text:span text:style-name="T178">поддержка большого количества символов, меньше в размере чем<text:s/></text:span><text:span text:style-name="T179">Unicode<text:s/></text:span><text:span text:style-name="T180">или<text:s/></text:span><text:span text:style-name="T181">ANSII,<text:s/></text:span><text:span text:style-name="T182">различная поддержка сторонними стандартами</text:span><text:span text:style-name="T183"/></text:p>
          </table:table-cell>
        </table:table-row>
        <table:table-row table:style-name="TableRow0111">
          <table:table-cell table:style-name="TableCell011100">
            <text:p text:style-name="P29"><text:span text:style-name="T184">Сравните</text:span><text:span text:style-name="T185"><text:s/></text:span><text:span text:style-name="T186">форматы</text:span><text:span text:style-name="T187"><text:s/>XML<text:s/></text:span><text:span text:style-name="T188">и</text:span><text:span text:style-name="T189"><text:s/>JSON.<text:s/></text:span><text:span text:style-name="T190">Когда</text:span><text:span text:style-name="T191"><text:s/></text:span><text:span text:style-name="T192">какой</text:span><text:span text:style-name="T193"><text:s/></text:span><text:span text:style-name="T194">использовать</text:span><text:span text:style-name="T195">?</text:span><text:span text:style-name="T196"/></text:p>
          </table:table-cell>
          <table:table-cell table:style-name="TableCell011101">
            <text:p text:style-name="P29"><text:span text:style-name="T196">json -<text:s/></text:span><text:span text:style-name="T197">более простой в сравнении с<text:s/></text:span><text:span text:style-name="T198">xml -<text:s/></text:span><text:span text:style-name="T199">поддерживает меньшее количество типов данных, меньше в размере.</text:span></text:p>
            <text:p text:style-name="P29"><text:span text:style-name="T199">Какой когда использовать - зависит от условий - поддерживает ли протокол данный тип данных, БД, сервисы к которым обращаемся и т.п. однозначного ответа какой и когда нет. Все зависит от условий использования.</text:span><text:span text:style-name="T200"/></text:p>
          </table:table-cell>
        </table:table-row>
        <table:table-row table:style-name="TableRow0112">
          <table:table-cell table:style-name="TableCell011200">
            <text:p text:style-name="P31"><text:span text:style-name="T201">Опишите</text:span><text:span text:style-name="T202"><text:s/></text:span><text:span text:style-name="T203">что</text:span><text:span text:style-name="T204"><text:s/></text:span><text:span text:style-name="T205">будет</text:span><text:span text:style-name="T206"><text:s/></text:span><text:span text:style-name="T207">происходить</text:span><text:span text:style-name="T208"><text:s/></text:span><text:span text:style-name="T209">«</text:span><text:span text:style-name="T210">под</text:span><text:span text:style-name="T211"><text:s/></text:span><text:span text:style-name="T212">капотом</text:span><text:span text:style-name="T213">»<text:s/></text:span><text:span text:style-name="T214">после</text:span><text:span text:style-name="T215"><text:s/></text:span><text:span text:style-name="T216">ввода</text:span><text:span text:style-name="T217"><text:s/></text:span><text:span text:style-name="T218">адреса</text:span><text:span text:style-name="T219"><text:s/></text:span><text:span text:style-name="T220">сайта</text:span><text:span text:style-name="T221"><text:s/></text:span><text:span text:style-name="T222">в</text:span><text:span text:style-name="T223"><text:s/></text:span><text:span text:style-name="T224">браузере</text:span><text:span text:style-name="T225"><text:s/></text:span><text:span text:style-name="T226">и</text:span><text:span text:style-name="T227"><text:s/></text:span><text:span text:style-name="T228">нажатия</text:span><text:span text:style-name="T229"><text:s/>Enter?</text:span><text:span text:style-name="T230"/></text:p>
          </table:table-cell>
          <table:table-cell table:style-name="TableCell011201">
            <text:p text:style-name="P31"><text:span text:style-name="T231">введенный адрес формируется в запрос. Запрос отправляется через сетевое устройство компьютера - проходит через роутер\модем - далее маршрутизаторы провайдера интернета - далее запрос маршрутизируется и перенаправляется в искомый адрес - далее попадает на источник - обрабатывается, и обратно в той же последовательности возвращается в пользователю.</text:span><text:span text:style-name="T232"/></text:p>
          </table:table-cell>
        </table:table-row>
      </table:table>
      <text:p text:style-name="P33"><text:span text:style-name="T2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